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f08" officeooo:paragraph-rsid="0006cf08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6pt" fo:font-style="normal" style:text-underline-style="none" fo:font-weight="bold" officeooo:rsid="000abc79" officeooo:paragraph-rsid="000abc79" style:font-style-asian="normal" style:font-weight-asian="bold" style:font-style-complex="normal" style:font-weight-complex="bold"/>
    </style:style>
    <style:style style:name="P3" style:family="paragraph" style:parent-style-name="Standard">
      <style:text-properties style:font-name="FreeSans" officeooo:rsid="000e79e2" officeooo:paragraph-rsid="000e79e2"/>
    </style:style>
    <style:style style:name="P4" style:family="paragraph" style:parent-style-name="Text_20_body">
      <style:text-properties officeooo:rsid="0010ae71" officeooo:paragraph-rsid="0010ae71"/>
    </style:style>
    <style:style style:name="P5" style:family="paragraph" style:parent-style-name="Text_20_body">
      <style:text-properties officeooo:rsid="0010ae71" officeooo:paragraph-rsid="000abc79"/>
    </style:style>
    <style:style style:name="P6" style:family="paragraph" style:parent-style-name="Title">
      <style:paragraph-properties fo:text-align="center" style:justify-single-word="false"/>
      <style:text-properties fo:color="#ffffff" style:font-name="Comfortaa" fo:font-style="normal" style:text-underline-style="none" officeooo:rsid="001100d4" officeooo:paragraph-rsid="001100d4" style:font-style-asian="normal" style:font-style-complex="normal"/>
    </style:style>
    <style:style style:name="P7" style:family="paragraph">
      <loext:graphic-properties draw:fill="gradient" draw:fill-gradient-name="Deep_20_Blue"/>
      <style:paragraph-properties fo:text-align="center"/>
    </style:style>
    <style:style style:name="P8" style:family="paragraph">
      <loext:graphic-properties draw:fill="solid" draw:fill-color="#004586"/>
      <style:paragraph-properties fo:text-align="center"/>
      <style:text-properties style:font-name="FreeSans"/>
    </style:style>
    <style:style style:name="P9" style:family="paragraph">
      <style:paragraph-properties fo:text-align="center"/>
    </style:style>
    <style:style style:name="T1" style:family="text">
      <style:text-properties style:font-name="Aerial"/>
    </style:style>
    <style:style style:name="T2" style:family="text">
      <style:text-properties officeooo:rsid="001100d4"/>
    </style:style>
    <style:style style:name="T3" style:family="text">
      <style:text-properties officeooo:rsid="00114c21"/>
    </style:style>
    <style:style style:name="T4" style:family="text">
      <style:text-properties officeooo:rsid="0017494b"/>
    </style:style>
    <style:style style:name="T5" style:family="text">
      <style:text-properties style:font-name="FreeSans" fo:font-size="12pt" fo:font-weight="bold" style:font-weight-asian="bold" style:font-weight-complex="bold"/>
    </style:style>
    <style:style style:name="T6" style:family="text">
      <style:text-properties style:font-name="FreeSans" fo:font-size="12pt"/>
    </style:style>
    <style:style style:name="gr1" style:family="graphic">
      <style:graphic-properties draw:fill="gradient" draw:fill-gradient-name="Deep_20_Blu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458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4">South African Vulnerability Assessment Committee</text:span></text:p>
      <text:p text:style-name="Standard"/>
      <text:p text:style-name="Standard"/>
      <text:p text:style-name="P6"><draw:rect text:anchor-type="paragraph" draw:z-index="0" draw:style-name="gr1" draw:text-style-name="P7" svg:width="20.991cm" svg:height="3.102cm" svg:x="-4.662cm" svg:y="0.023cm"><text:p/></draw:rect><draw:rect text:anchor-type="paragraph" draw:z-index="2" draw:style-name="gr3" draw:text-style-name="P9" svg:width="0.163cm" svg:height="0.003cm" svg:x="0.123cm" svg:y="1.55cm"><text:p/></draw:rect><text:title>National Outcome Forecast Analysis</text:titl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2">Written by</text:span>:</text:p>
      <text:p text:style-name="Standard"><draw:rect text:anchor-type="paragraph" draw:z-index="1" draw:style-name="gr2" draw:text-style-name="P8" svg:width="17.687cm" svg:height="1.833cm" svg:x="-0.12cm" svg:y="0.434cm"><text:p><text:span text:style-name="T5">Youssef Seddik</text:span></text:p><text:p><text:span text:style-name="T6">Departement of Computer Science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pan text:style-name="T4">Consumption Year:</text:span> 201<text:span text:style-name="T4">6</text:span>-201<text:span text:style-name="T4">7</text:span></text:h>
      <text:p text:style-name="Text_20_body"/>
      <text:p text:style-name="Text_20_body"/>
      <text:p text:style-name="Text_20_body"/>
      <text:p text:style-name="P5"><text:soft-page-break/></text:p>
      <text:p text:style-name="P4">Content goes here...</text:p>
      <text:p text:style-name="P4">..</text:p>
      <text:p text:style-name="P4">..</text:p>
      <text:p text:style-name="P4">…</text:p>
      <text:p text:style-name="P4">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erial" svg:font-family="Aerial" style:font-pitch="variable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style:font-name="Aerial"/>
    </style:style>
    <style:style style:name="Mgr1" style:family="graphic">
      <style:graphic-properties svg:stroke-width="0.051cm" svg:stroke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2cm" fo:margin-bottom="2.013cm" fo:margin-left="2cm" fo:margin-right="2cm" fo:border="none" fo:padding="0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ubject>Using Livelihoods Models to Investigate Possible Scenarios Resulting from the Drought and Economic Pressure</text:subject></text:span><text:tab/><text:tab/></text:p>
        <text:p text:style-name="Header"><draw:line text:anchor-type="paragraph" draw:z-index="3" draw:style-name="Mgr1" draw:text-style-name="MP1" svg:x1="0.076cm" svg:y1="0.22cm" svg:x2="17.036cm" svg:y2="0.22cm"><text:p/></draw:line></text:p>
      </style:header>
      <style:header-first>
        <text:p text:style-name="Header"/>
      </style:header-first>
      <style:footer>
        <text:p text:style-name="Footer"><text:tab/><text:tab/><text:page-number text:select-page="current">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0:29:11.435070000</meta:creation-date>
    <meta:editing-duration>PT7M40S</meta:editing-duration>
    <meta:editing-cycles>2</meta:editing-cycles>
    <meta:generator>LibreOffice/5.1.2.2$MacOSX_X86_64 LibreOffice_project/d3bf12ecb743fc0d20e0be0c58ca359301eb705f</meta:generator>
    <dc:title>National Outcome Forecast Analysis</dc:title>
    <dc:subject>Using Livelihoods Models to Investigate Possible Scenarios Resulting from the Drought and Economic Pressure</dc:subject>
    <meta:initial-creator>Charles Rethman</meta:initial-creator>
    <meta:keyword>livelihoods</meta:keyword>
    <meta:keyword>outcomes</meta:keyword>
    <meta:keyword>forecast</meta:keyword>
    <meta:keyword>models</meta:keyword>
    <meta:keyword>HEA</meta:keyword>
    <meta:keyword>food security</meta:keyword>
    <meta:keyword>poverty</meta:keyword>
    <meta:keyword>inequlaity</meta:keyword>
    <dc:date>2016-04-28T10:36:50.881166000</dc:date>
    <dc:creator>Charles Rethman</dc:creator>
    <meta:document-statistic meta:table-count="0" meta:image-count="0" meta:object-count="0" meta:page-count="2" meta:paragraph-count="11" meta:word-count="36" meta:character-count="259" meta:non-whitespace-character-count="230"/>
    <meta:template xlink:type="simple" xlink:actuate="onRequest" xlink:title="Project title(edit in document properties)" xlink:href="../../../../../Library/Application%20Support/LibreOffice/4/user/template/report.ott" meta:date="2016-04-28T10:29:11.048956000"/>
  </office:meta>
</office:document-meta>
</file>